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2e9e8" officeooo:paragraph-rsid="0012e9e8"/>
    </style:style>
    <style:style style:name="P2" style:family="paragraph" style:parent-style-name="Standard">
      <style:text-properties officeooo:rsid="0013a277" officeooo:paragraph-rsid="0013a277"/>
    </style:style>
    <style:style style:name="P3" style:family="paragraph" style:parent-style-name="Standard">
      <style:text-properties officeooo:rsid="0013a277" officeooo:paragraph-rsid="00155d31"/>
    </style:style>
    <style:style style:name="P4" style:family="paragraph" style:parent-style-name="Standard">
      <style:text-properties officeooo:rsid="0013a277" officeooo:paragraph-rsid="00169374"/>
    </style:style>
    <style:style style:name="P5" style:family="paragraph" style:parent-style-name="Standard">
      <style:text-properties officeooo:rsid="00188770" officeooo:paragraph-rsid="00188770"/>
    </style:style>
    <style:style style:name="P6" style:family="paragraph" style:parent-style-name="Standard">
      <style:paragraph-properties fo:text-align="center" style:justify-single-word="false"/>
      <style:text-properties fo:font-size="18pt" style:text-underline-style="solid" style:text-underline-width="auto" style:text-underline-color="font-color" officeooo:rsid="0012e9e8" officeooo:paragraph-rsid="0012e9e8" style:font-size-asian="18pt" style:font-size-complex="18pt"/>
    </style:style>
    <style:style style:name="P7" style:family="paragraph" style:parent-style-name="Standard">
      <style:text-properties fo:font-size="14pt" fo:font-weight="bold" officeooo:rsid="0013a277" officeooo:paragraph-rsid="0013a277" style:font-size-asian="14pt" style:font-weight-asian="bold" style:font-size-complex="14pt" style:font-weight-complex="bold"/>
    </style:style>
    <style:style style:name="P8" style:family="paragraph" style:parent-style-name="Standard">
      <style:text-properties fo:font-size="14pt" fo:font-weight="bold" officeooo:rsid="0013a277" officeooo:paragraph-rsid="00199751" style:font-size-asian="14pt" style:font-weight-asian="bold" style:font-size-complex="14pt" style:font-weight-complex="bold"/>
    </style:style>
    <style:style style:name="P9" style:family="paragraph" style:parent-style-name="Standard">
      <style:text-properties officeooo:rsid="001a4a50" officeooo:paragraph-rsid="001b987d"/>
    </style:style>
    <style:style style:name="P10" style:family="paragraph" style:parent-style-name="Standard">
      <style:text-properties officeooo:rsid="00173c77" officeooo:paragraph-rsid="00169374"/>
    </style:style>
    <style:style style:name="P11" style:family="paragraph" style:parent-style-name="Standard">
      <style:text-properties officeooo:rsid="001b987d" officeooo:paragraph-rsid="001b987d"/>
    </style:style>
    <style:style style:name="P12" style:family="paragraph" style:parent-style-name="Standard">
      <style:text-properties officeooo:rsid="001f09fc" officeooo:paragraph-rsid="001f09fc"/>
    </style:style>
    <style:style style:name="P13" style:family="paragraph" style:parent-style-name="Standard">
      <style:text-properties officeooo:rsid="00248ec3" officeooo:paragraph-rsid="00248ec3"/>
    </style:style>
    <style:style style:name="P14" style:family="paragraph" style:parent-style-name="Standard">
      <style:paragraph-properties fo:text-align="justify" style:justify-single-word="false"/>
      <style:text-properties fo:font-size="16pt" fo:font-weight="bold" officeooo:rsid="00248ec3" officeooo:paragraph-rsid="00248ec3" style:font-size-asian="16pt" style:font-weight-asian="bold" style:font-size-complex="16pt" style:font-weight-complex="bold"/>
    </style:style>
    <style:style style:name="P15" style:family="paragraph" style:parent-style-name="Standard">
      <style:text-properties officeooo:rsid="002bc5bd" officeooo:paragraph-rsid="002bc5bd"/>
    </style:style>
    <style:style style:name="P16" style:family="paragraph" style:parent-style-name="Standard">
      <style:text-properties fo:font-weight="bold" officeooo:rsid="00248ec3" officeooo:paragraph-rsid="00248ec3" style:font-weight-asian="bold" style:font-weight-complex="bold"/>
    </style:style>
    <style:style style:name="P17" style:family="paragraph" style:parent-style-name="Standard">
      <style:text-properties officeooo:rsid="0025e98d" officeooo:paragraph-rsid="0025e98d"/>
    </style:style>
    <style:style style:name="P18" style:family="paragraph" style:parent-style-name="Standard">
      <style:text-properties officeooo:rsid="002df576" officeooo:paragraph-rsid="002df576"/>
    </style:style>
    <style:style style:name="P19" style:family="paragraph" style:parent-style-name="Standard">
      <style:text-properties officeooo:rsid="002e0d92" officeooo:paragraph-rsid="002e0d92"/>
    </style:style>
    <style:style style:name="P20" style:family="paragraph">
      <style:paragraph-properties fo:text-align="center"/>
    </style:style>
    <style:style style:name="P21" style:family="paragraph">
      <loext:graphic-properties draw:fill="none" draw:fill-color="#000000"/>
      <style:paragraph-properties fo:text-align="center"/>
    </style:style>
    <style:style style:name="P22" style:family="paragraph">
      <loext:graphic-properties draw:fill="solid" draw:fill-color="#729fcf"/>
      <style:paragraph-properties fo:text-align="center"/>
    </style:style>
    <style:style style:name="P23" style:family="paragraph">
      <loext:graphic-properties draw:fill="none" draw:fill-color="#ffffff"/>
    </style:style>
    <style:style style:name="P24" style:family="paragraph">
      <loext:graphic-properties draw:fill-color="#000000"/>
      <style:paragraph-properties fo:text-align="center"/>
    </style:style>
    <style:style style:name="P25" style:family="paragraph">
      <loext:graphic-properties draw:fill-color="#ffffff"/>
      <style:paragraph-properties fo:text-align="center"/>
    </style:style>
    <style:style style:name="T1" style:family="text">
      <style:text-properties officeooo:rsid="0013a277"/>
    </style:style>
    <style:style style:name="T2" style:family="text">
      <style:text-properties officeooo:rsid="00155d31"/>
    </style:style>
    <style:style style:name="T3" style:family="text">
      <style:text-properties officeooo:rsid="00188770"/>
    </style:style>
    <style:style style:name="T4" style:family="text">
      <style:text-properties officeooo:rsid="001b987d"/>
    </style:style>
    <style:style style:name="T5" style:family="text">
      <style:text-properties officeooo:rsid="001df00c"/>
    </style:style>
    <style:style style:name="T6" style:family="text">
      <style:text-properties officeooo:rsid="00201ac9"/>
    </style:style>
    <style:style style:name="T7" style:family="text">
      <style:text-properties fo:font-weight="bold" style:font-weight-asian="bold" style:font-weight-complex="bold"/>
    </style:style>
    <style:style style:name="T8" style:family="text">
      <style:text-properties officeooo:rsid="002512ea"/>
    </style:style>
    <style:style style:name="T9" style:family="text">
      <style:text-properties officeooo:rsid="002e0d92"/>
    </style:style>
    <style:style style:name="T10" style:family="text">
      <style:text-properties fo:font-weight="normal" style:font-weight-asian="normal" style:font-weight-complex="normal"/>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2cm" svg:stroke-color="#000000" draw:marker-start-width="0.504cm" draw:marker-end-width="0.504cm" draw:fill="none" draw:fill-color="#000000" draw:textarea-horizontal-align="justify" draw:textarea-vertical-align="middle" draw:auto-grow-height="false" fo:min-height="0.545cm" fo:min-width="0.54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02cm" svg:stroke-color="#000000" draw:marker-start-width="0.504cm" draw:marker-end-width="0.504cm" draw:fill="solid" draw:fill-color="#729fcf" draw:textarea-horizontal-align="justify" draw:textarea-vertical-align="middle" draw:auto-grow-height="false" fo:min-height="0.446cm" fo:min-width="0.4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02cm" svg:stroke-color="#000000" draw:marker-start-width="0.504cm" draw:marker-end-width="0.504cm" draw:fill="none" draw:fill-color="#000000" draw:textarea-horizontal-align="justify" draw:textarea-vertical-align="middle" draw:auto-grow-height="false" fo:min-height="0.446cm" fo:min-width="0.4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1.529cm" fo:min-width="1.5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49cm" svg:stroke-color="#000000" draw:marker-start-width="0.494cm" draw:marker-end-width="0.494cm" draw:textarea-horizontal-align="justify" draw:textarea-vertical-align="middle" draw:auto-grow-height="false" fo:min-height="0.935cm" fo:min-width="2.992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11" style:family="graphic">
      <style:graphic-properties svg:stroke-width="0.049cm" svg:stroke-color="#000000" draw:marker-start-width="0.494cm" draw:marker-end-width="0.494cm" draw:fill-color="#ffffff" draw:textarea-horizontal-align="justify" draw:textarea-vertical-align="middle" draw:auto-grow-height="false" fo:min-height="0.885cm" fo:min-width="2.942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it <text:s/><text:span text:style-name="T1">Workflow</text:span></text:p>
      <text:p text:style-name="P1"/>
      <text:p text:style-name="P1"/>
      <text:p text:style-name="P7">Einführung</text:p>
      <text:p text:style-name="P3"/>
      <text:p text:style-name="P4">Als eine<text:span text:style-name="T2">n</text:span> der ersten Schritt<text:span text:style-name="T2">e in unserem Entwicklungsplan stand die Einführung eines Versionskontrollsystems. Versionskontrolle ist heutzutage Gegenstand beinahe jedes Entwicklungsprozesses. Die beiden großen Vorteile eines solchen Systems sind hier „Rollback Fähigkeit“ und verteilte Entwicklung. Wir haben uns für GIT als Versionskontrollsystem entschieden. GIT ist „Industry Standard“ und wird sowohl in kleineren Unternehmen als auch in sehr großen die Welt umspannenden OpenSource Projekten eingesetzt. </text:span></text:p>
      <text:p text:style-name="P4"/>
      <text:p text:style-name="P10">Um GIT effektiv zu nutzen empfiehlt sich die Nutzung eines dedizierten Arbeitsprozesses, eines sogenannten „Workflows“. In der GIT Welt haben sich hier verschiedene Arbeitsweisen zu Standards entwickelt und es empfiehlt sich hier auf die Erfahrung anderer zurückzugreifen, anstatt das Rad neu erfinden zu wollen. Was für die Entwickler des Linux Kernel‘s oder Google gut ist, kann für „Mousenect“ so schlecht nicht sein.</text:p>
      <text:p text:style-name="P2"/>
      <text:p text:style-name="P5">Unser Team besteht aus 4 Entwicklern. Zwei von uns hatten schon Berührungspunkte zu Programmen der Versionskontrolle und einer explizit mit GIT. Der Schwerpunkt unseres Projekts liegt klar in der Entwicklung der Software und nicht in der Ausarbeitung der Funktionen von GIT. Wir benötigen also einen einfach zu befolgenden, effizienten, klaren „Workflow“ mit möglichst wenigen Fallstricken. </text:p>
      <text:p text:style-name="P2"/>
      <text:p text:style-name="P8"><text:s/></text:p>
      <text:p text:style-name="P8"/>
      <text:p text:style-name="P8"/>
      <text:p text:style-name="P8">Beschreibung „<text:span text:style-name="T3">Centralized Workflow“</text:span></text:p>
      <text:p text:style-name="P2"/>
      <text:p text:style-name="P9">Wir beginnen mit einem zentralen Repository als Einstiegspunkt für alle Änderungen am Projekt. „<text:span text:style-name="T4">Master“ ist der default Development Branch und „Stable“ Branch enthält die gegenwärtig funktionale Version unseres Produkts.</text:span></text:p>
      <text:p text:style-name="P9"/>
      <text:p text:style-name="P11">Alle Entwickler „pullen“ von diesem zentralen Repository und können dann lokal und unabhängig voneinander an den Projektdateien arbeiten. „<text:span text:style-name="T5">Staging“ und auch das „committen“ von Änderungen findet also nur lokal statt und erst dann, wenn ein gewünschter Zustand erreicht ist zum Server „gepusht“. Der gesamte Entwicklungsprozess soll dabei im „Master“ Branch stattfinden. Im Master Branch wird also getestet, ausprobiert und beraten. Der Master Branch ist die Sandbox der Software. Zusätzlich zum Master Branch werden wir noch einen „Stable“ nutzen, um jederzeit über eine saubere Codebasis zu verfügen. Im Verlauf der Entwicklung wird „Stable“ immer eine lauffähige Version der Software enthalten. Mehr Branches werden für diesen Workflow nicht benötigt.</text:span></text:p>
      <text:p text:style-name="P11"/>
      <text:p text:style-name="P12">Was ist denn nun aber eigentlich ein Branch? <text:span text:style-name="T6">Nun, mit dem ersten Commit speichert GIT ein Abbild des Arbeitsverzeichnisses. Mit jedem weiteren Commit werden dann nur noch die Metadaten jeder weiteren Änderung gespeichert. Die Funktion des „Branching“ erlaubt nun beliebig viele Abbilder des aktuellen Arbeitsverzeichnisses zu speichern. So können verschiedene Entwicklungszustände bearbeitet, gespeichert und wieder aufgerufen werden.</text:span></text:p>
      <text:p text:style-name="P12"/>
      <text:p text:style-name="P12"/>
      <text:p text:style-name="P12"/>
      <text:p text:style-name="P14"><text:soft-page-break/>Praktischer Verlauf</text:p>
      <text:p text:style-name="P13"/>
      <text:p text:style-name="P13">Die Codebasis wird mit einem initialen Commit zum Server-Repository hinzugefügt und dann von jedem Entwickler geklont. Alle Entwickler verfügen außerdem über Schreibrechte auf dem Server-Repo um ihre lokalen Änderungen hinzufügen zu können. Sogenannte „pull-requests“ werden nicht benötigt. Gearbeitet wird hauptsächlich im Master Branch. In den Stable Branch wird nur nach einer <text:span text:style-name="T8">Beratung im Team </text:span>gemerged oder gepusht. Ob Master oder Stable, gepush<text:span text:style-name="T8">t</text:span> werden nur funktionsfähige Versionen Software. Es wäre ziemlich sinnfrei den anderen Entwicklern defekte<text:span text:style-name="T8">n Code zum Arbeiten zu geben. Eigener Code wird also nur getestet zum Server gepusht.1</text:span></text:p>
      <text:p text:style-name="P13"/>
      <text:p text:style-name="P13"/>
      <text:p text:style-name="P16">Bespiel:</text:p>
      <text:p text:style-name="P13"/>
      <text:p text:style-name="P13">Entwickler Horsti klont das Master Repo und <text:span text:style-name="T8">beginnt seine Magie auf den Entwicklungsprozess wirken zu lassen. Horsti sollte dabei möglichst kleinteilige Commits erzeugen, anstatt einen ganzen Tag Arbeit in einen einzigen Commit zu packen. Das macht die Commit-Historie nachvollziehbarer für andere und das zurückrollen/wiederherstellen funktionsfähiger Softwareteile einfacher.</text:span></text:p>
      <text:p text:style-name="P15">Nachdem Horsti seine Arbeit beendet hat, ist er nun bereit seine Daten auf den Server zu übertragen. </text:p>
      <text:p text:style-name="P17"><draw:frame text:anchor-type="paragraph" draw:z-index="15" draw:name="Form14" draw:style-name="gr9" draw:text-style-name="P23" svg:width="1.985cm" svg:height="0.976cm" svg:x="10.894cm" svg:y="2.669cm"><draw:text-box><text:p>Commits</text:p><text:p/></draw:text-box></draw:frame><draw:line text:anchor-type="paragraph" draw:z-index="14" draw:name="Form13" draw:style-name="gr8" draw:text-style-name="P20" svg:x1="8.195cm" svg:y1="3.886cm" svg:x2="8.195cm" svg:y2="3.568cm"><text:p/></draw:line><draw:line text:anchor-type="paragraph" draw:z-index="13" draw:name="Form12" draw:style-name="gr8" draw:text-style-name="P20" svg:x1="5.602cm" svg:y1="3.859cm" svg:x2="5.602cm" svg:y2="3.568cm"><text:p/></draw:line><draw:line text:anchor-type="paragraph" draw:z-index="12" draw:name="Form11" draw:style-name="gr8" draw:text-style-name="P20" svg:x1="3.274cm" svg:y1="3.859cm" svg:x2="3.274cm" svg:y2="3.568cm"><text:p/></draw:line><draw:line text:anchor-type="paragraph" draw:z-index="11" draw:name="Form10" draw:style-name="gr8" draw:text-style-name="P20" svg:x1="0.945cm" svg:y1="3.859cm" svg:x2="0.945cm" svg:y2="3.568cm"><text:p/></draw:line><draw:line text:anchor-type="paragraph" draw:z-index="10" draw:name="Form9" draw:style-name="gr8" draw:text-style-name="P20" svg:x1="0.945cm" svg:y1="3.568cm" svg:x2="8.856cm" svg:y2="3.568cm"><text:p/></draw:line><draw:line text:anchor-type="paragraph" draw:z-index="9" draw:name="Form8" draw:style-name="gr7" draw:text-style-name="P24" svg:x1="8.856cm" svg:y1="3.568cm" svg:x2="10.682cm" svg:y2="3.039cm"><text:p text:style-name="P20"/></draw:line><draw:frame text:anchor-type="paragraph" draw:z-index="8" draw:name="Form7" draw:style-name="gr6" draw:text-style-name="P23" svg:width="3.943cm" svg:height="1.463cm" svg:x="5.205cm" svg:y="6.981cm"><draw:text-box><text:p>Both local commits can be pushed to master at this point.</text:p></draw:text-box></draw:frame><draw:custom-shape text:anchor-type="paragraph" draw:z-index="7" draw:name="Form6" draw:style-name="gr5" svg:width="3.149cm" svg:height="1.747cm" svg:x="5.364cm" svg:y="4.83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text:anchor-type="paragraph" draw:z-index="6" draw:name="Form5" draw:style-name="gr1" draw:text-style-name="P20" svg:x1="2.85cm" svg:y1="4.256cm" svg:x2="1.395cm" svg:y2="4.256cm"><text:p/></draw:line><draw:line text:anchor-type="paragraph" draw:z-index="5" draw:name="Form4" draw:style-name="gr1" draw:text-style-name="P20" svg:x1="5.179cm" svg:y1="4.256cm" svg:x2="3.618cm" svg:y2="4.256cm"><text:p/></draw:line><draw:custom-shape text:anchor-type="paragraph" draw:z-index="4" draw:name="Form2" draw:style-name="gr4" draw:text-style-name="P21" svg:width="0.768cm" svg:height="0.768cm" svg:x="0.628cm" svg:y="3.8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Form2" draw:style-name="gr3" draw:text-style-name="P22" svg:width="0.768cm" svg:height="0.768cm" svg:x="5.179cm" svg:y="3.8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Form2" draw:style-name="gr3" draw:text-style-name="P22" svg:width="0.768cm" svg:height="0.768cm" svg:x="7.772cm" svg:y="3.8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Form2" draw:style-name="gr2" draw:text-style-name="P21" svg:width="0.768cm" svg:height="0.768cm" svg:x="2.85cm" svg:y="3.859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0" draw:name="Form1" draw:style-name="gr1" draw:text-style-name="P20" svg:x1="5.946cm" svg:y1="4.23cm" svg:x2="8.539cm" svg:y2="4.23cm"><text:p/></draw:line></text:p>
      <text:p text:style-name="P17"/>
      <text:p text:style-name="P17"><draw:custom-shape text:anchor-type="paragraph" draw:z-index="17" draw:name="Form15" draw:style-name="gr11" draw:text-style-name="P25" svg:width="2.991cm" svg:height="1.403cm" svg:x="1.819cm" svg:y="0.467cm"><text:p text:style-name="P20">Origin/Master</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text:p>
      <text:p text:style-name="P17"><draw:custom-shape text:anchor-type="paragraph" draw:z-index="16" draw:name="Form15" draw:style-name="gr10" svg:width="2.991cm" svg:height="1.403cm" svg:x="6.687cm" svg:y="0.06cm"><text:p text:style-name="P20">Master</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Das obige Beispiel zeigt den Idealzustand für den Entwickler. Der Master Branch auf dem Server hat sich noch nicht verändert und Horsti ist daher nun in der Lage seine lokalen Änderungen direkt auf den Server zu pushen. <text:s/>„Origin/Master“ steht hier und im folgenden Text für das zentrale <text:span text:style-name="T9">Server-</text:span>Repository, <text:span text:style-name="T9">währen „Master“ für sich genommen immer auf den individuellen lokalen Master zeigt.</text:span></text:p>
      <text:p text:style-name="P19"/>
      <text:p text:style-name="P19">Eine wichtige Regel läßt sich hieraus schon ableiten. <text:span text:style-name="T7">Pulle immer von Origin/Master bevor Du mit der Arbeit beginnst. </text:span><text:span text:style-name="T10">In distributiven Entwicklungsumgebungen ist der kluge und vorausschauende Umgang mit Konflikten <text:s/>zwischen verschiedenen Entwicklungsversionen von sehr wichtiger Bedeutung. Unterscheidet sich also Origin/Master von Master und der Entwickler versucht Änderungen zu pushen, so rennt er in einen sog. „Merge-Conflict“. Durch stetiges „pull-before-edit“ lassen sich viele Konflikte von vornherein vermeiden und wir verwenden weniger Zeit mit dem lösen dieser Konflik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4T10:57:57.698000000</meta:creation-date>
    <dc:date>2017-07-06T09:29:23.753000000</dc:date>
    <meta:editing-duration>PT2H23M8S</meta:editing-duration>
    <meta:editing-cycles>8</meta:editing-cycles>
    <meta:generator>LibreOffice/5.1.6.2$Windows_x86 LibreOffice_project/07ac168c60a517dba0f0d7bc7540f5afa45f0909</meta:generator>
    <meta:document-statistic meta:table-count="0" meta:image-count="0" meta:object-count="0" meta:page-count="2" meta:paragraph-count="17" meta:word-count="671" meta:character-count="4902" meta:non-whitespace-character-count="4240"/>
  </office:meta>
</office:document-meta>
</file>